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415cm" fo:margin-left="-0.228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11.007cm"/>
    </style:style>
    <style:style style:name="Table1.C" style:family="table-column">
      <style:table-column-properties style:column-width="3.096cm"/>
    </style:style>
    <style:style style:name="Table1.D" style:family="table-column">
      <style:table-column-properties style:column-width="3.413cm"/>
    </style:style>
    <style:style style:name="Table1.1" style:family="table-row">
      <style:table-row-properties style:row-height="0.508cm" fo:keep-together="always"/>
    </style:style>
    <style:style style:name="Table1.A1" style:family="table-cell">
      <style:table-cell-properties style:vertical-align="middle" fo:padding="0.097cm" fo:border="none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row-height="1.016cm" fo:keep-together="always"/>
    </style:style>
    <style:style style:name="Table1.A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6" style:family="table-row">
      <style:table-row-properties fo:keep-together="always"/>
    </style:style>
    <style:style style:name="Table1.A6" style:family="table-cell">
      <style:table-cell-properties fo:padding="0.097cm" fo:border="0.05pt solid #000000"/>
    </style:style>
    <style:style style:name="Table1.7" style:family="table-row">
      <style:table-row-properties fo:keep-together="always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Table1.A11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12" style:family="table-row">
      <style:table-row-properties fo:keep-together="always"/>
    </style:style>
    <style:style style:name="Table1.13" style:family="table-row">
      <style:table-row-properties fo:keep-together="always"/>
    </style:style>
    <style:style style:name="Table1.14" style:family="table-row">
      <style:table-row-properties fo:keep-together="always"/>
    </style:style>
    <style:style style:name="Table1.15" style:family="table-row">
      <style:table-row-properties fo:keep-together="always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paragraph-rsid="000e92c1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7pt" style:font-size-asian="7pt" style:font-size-complex="7pt"/>
    </style:style>
    <style:style style:name="P5" style:family="paragraph" style:parent-style-name="Table_20_Contents">
      <style:paragraph-properties fo:text-align="end" style:justify-single-word="false"/>
      <style:text-properties style:font-name="Liberation Serif" fo:font-size="7pt" fo:font-weight="normal" style:font-size-asian="7pt" style:font-weight-asian="normal" style:font-size-complex="7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7pt" fo:font-weight="normal" style:font-size-asian="7pt" style:font-weight-asian="normal" style:font-size-complex="7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7pt" fo:font-weight="normal" style:font-size-asian="7pt" style:font-weight-asian="normal" style:font-size-complex="7pt" style:font-weight-complex="normal"/>
    </style:style>
    <style:style style:name="P8" style:family="paragraph" style:parent-style-name="Table_20_Contents">
      <style:text-properties style:font-name="Liberation Serif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0e92c1" officeooo:paragraph-rsid="000e92c1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10pt" fo:font-weight="normal" officeooo:paragraph-rsid="000f0378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 style:list-style-name="">
      <style:paragraph-properties fo:text-align="start" style:justify-single-word="false" text:number-lines="false" text:line-number="0"/>
      <style:text-properties style:font-name="Liberation Serif" fo:font-size="10pt" style:font-size-asian="10pt" style:font-size-complex="10pt"/>
    </style:style>
    <style:style style:name="P16" style:family="paragraph" style:parent-style-name="Standard" style:list-style-name="">
      <style:paragraph-properties fo:text-align="center" style:justify-single-word="false" text:number-lines="false" text:line-number="0"/>
      <style:text-properties style:font-name="Liberation Serif" fo:font-size="10pt" style:font-size-asian="10pt" style:font-size-complex="10pt"/>
    </style:style>
    <style:style style:name="P17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9pt" style:font-size-asian="9pt" style:font-size-complex="9pt"/>
    </style:style>
    <style:style style:name="P18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9pt" style:font-size-asian="9pt" style:font-size-complex="9pt"/>
    </style:style>
    <style:style style:name="P19" style:family="paragraph" style:parent-style-name="Table_20_Contents">
      <style:paragraph-properties fo:text-align="end" style:justify-single-word="false"/>
      <style:text-properties style:font-name="Liberation Serif" fo:font-size="10pt" fo:font-weight="normal" officeooo:rsid="0013d5b1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Liberation Serif" fo:font-size="10pt" fo:font-weight="normal" officeooo:paragraph-rsid="0014cf7e" style:font-size-asian="10pt" style:font-weight-asian="normal" style:font-size-complex="10pt" style:font-weight-complex="normal"/>
    </style:style>
    <style:style style:name="P21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0e92c1"/>
    </style:style>
    <style:style style:name="T2" style:family="text"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style:font-size-asian="8pt" style:font-style-asian="normal" style:font-size-complex="8pt" style:text-emphasize="none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0pt" style:font-size-asian="10pt" style:font-size-complex="10pt"/>
    </style:style>
    <style:style style:name="T5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Liberation Serif" officeooo:rsid="001283a4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table:number-columns-spanned="4" office:value-type="string">
              <text:h text:style-name="P21" text:outline-level="2"><text:span text:style-name="Source_20_Text"><text:span text:style-name="T2">Page </text:span></text:span><text:span text:style-name="Source_20_Text"><text:span text:style-name="T2"><text:page-number text:select-page="current">1</text:page-number></text:span></text:span><text:span text:style-name="Source_20_Text"><text:span text:style-name="T2"> of </text:span></text:span><text:span text:style-name="Source_20_Text"><text:span text:style-name="T2"><text:page-count>1</text:page-count></text:span></text:span></text:h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14">Sr.</text:p>
              <text:p text:style-name="P14">No.</text:p>
            </table:table-cell>
            <table:table-cell table:style-name="Table1.A2" office:value-type="string">
              <text:p text:style-name="P9">Product Name</text:p>
            </table:table-cell>
            <table:table-cell table:style-name="Table1.A2" office:value-type="string">
              <text:p text:style-name="P10">Quantity (UOM)</text:p>
            </table:table-cell>
            <table:table-cell table:style-name="Table1.D2" office:value-type="string">
              <text:p text:style-name="P9">Q<text:span text:style-name="T1">uantity</text:span></text:p>
              <text:p text:style-name="P10">(UOP)</text:p>
            </table:table-cell>
          </table:table-row>
        </table:table-header-rows>
        <table:table-row table:style-name="Table1.3">
          <table:table-cell table:style-name="Table1.A3" table:number-columns-spanned="4" office:value-type="string">
            <text:p text:style-name="Table_20_Contents"><text:span text:style-name="Source_20_Text"><text:span text:style-name="T4"><text:text-input text:description="&lt;for each=&quot;line in get_move_lines(o)&quot;&gt;">for loop account move line</text:text-input></text:span>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h text:style-name="P15" text:outline-level="2"><text:text-input text:description="&lt;if test=&quot;line['location']==True&quot;&gt;">if location</text:text-input></text:h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7"><text:span text:style-name="Source_20_Text"><text:span text:style-name="T7"><text:text-input text:description="&lt;line['product_name']&gt;">location</text:text-input></text:span>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4" office:value-type="string">
            <text:h text:style-name="P17" text:outline-level="2"><text:span text:style-name="Source_20_Text"><text:span text:style-name="T4"><text:text-input text:description="&lt;/if&gt;">end if</text:text-input></text:span></text:span></text:h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3" office:value-type="string">
            <text:h text:style-name="P16" text:outline-level="2"><text:text-input text:description="&lt;if test=&quot;line['location']!=True&quot;&gt;">if not location</text:text-input></text:h>
          </table:table-cell>
          <table:covered-table-cell/>
          <table:covered-table-cell/>
          <table:table-cell table:style-name="Table1.D7" office:value-type="string">
            <text:p text:style-name="P8"/>
          </table:table-cell>
        </table:table-row>
        <table:table-row table:style-name="Table1.8">
          <table:table-cell table:style-name="Table1.A8" office:value-type="string">
            <text:p text:style-name="P12"/>
          </table:table-cell>
          <table:table-cell table:style-name="Table1.A8" office:value-type="string">
            <text:h text:style-name="P16" text:outline-level="2"><text:text-input text:description="&lt;if test=&quot;line['group']==True&quot;&gt;">if group or tpi or pitch</text:text-input></text:h>
          </table:table-cell>
          <table:table-cell table:style-name="Table1.A8" office:value-type="string">
            <text:p text:style-name="P11"/>
          </table:table-cell>
          <table:table-cell table:style-name="Table1.D8" office:value-type="string">
            <text:p text:style-name="P12"/>
          </table:table-cell>
        </table:table-row>
        <table:table-row table:style-name="Table1.9">
          <table:table-cell table:style-name="Table1.D8" table:number-columns-spanned="4" office:value-type="string">
            <text:p text:style-name="P6"><text:span text:style-name="Source_20_Text"><text:span text:style-name="T5"><text:text-input text:description="&lt;line['product_name']&gt;">group tpi and pitch</text:text-input></text:span></text:span>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8" office:value-type="string">
            <text:p text:style-name="P12"/>
          </table:table-cell>
          <table:table-cell table:style-name="Table1.A8" office:value-type="string">
            <text:h text:style-name="P18" text:outline-level="2"><text:span text:style-name="Source_20_Text"><text:span text:style-name="T4"><text:text-input text:description="&lt;/if&gt;">end if</text:text-input></text:span></text:span></text:h>
          </table:table-cell>
          <table:table-cell table:style-name="Table1.A8" office:value-type="string">
            <text:p text:style-name="P11"/>
          </table:table-cell>
          <table:table-cell table:style-name="Table1.D8" office:value-type="string">
            <text:p text:style-name="P12"/>
          </table:table-cell>
        </table:table-row>
        <table:table-row table:style-name="Table1.11">
          <table:table-cell table:style-name="Table1.A11" office:value-type="float" office:value="120">
            <text:p text:style-name="P12">120</text:p>
          </table:table-cell>
          <table:table-cell table:style-name="Table1.A8" office:value-type="string">
            <text:h text:style-name="P16" text:outline-level="2"><text:text-input text:description="&lt;if test=&quot;line['group']==False&quot;&gt;">if normal</text:text-input></text:h>
          </table:table-cell>
          <table:table-cell table:style-name="Table1.A8" office:value-type="string">
            <text:p text:style-name="P11"/>
          </table:table-cell>
          <table:table-cell table:style-name="Table1.D8" office:value-type="string">
            <text:p text:style-name="P12"/>
          </table:table-cell>
        </table:table-row>
        <table:table-row table:style-name="Table1.12">
          <table:table-cell table:style-name="Table1.A8" office:value-type="string">
            <text:p text:style-name="P5"><text:span text:style-name="Source_20_Text"><text:span text:style-name="T4"><text:text-input text:description="&lt;line['sr_no']&gt;">sr_no</text:text-input></text:span></text:span></text:p>
          </table:table-cell>
          <table:table-cell table:style-name="Table1.A8" office:value-type="string">
            <text:p text:style-name="P4"><text:span text:style-name="Source_20_Text"><text:span text:style-name="T6"><text:text-input text:description="&lt;line['product_name']&gt;">product name</text:text-input></text:span></text:span></text:p>
          </table:table-cell>
          <table:table-cell table:style-name="Table1.A8" office:value-type="string">
            <text:p text:style-name="P13"><text:bookmark-start text:name="__DdeLink__185_206186199611612"/><text:span text:style-name="Source_20_Text"><text:span text:style-name="T8"><text:text-input text:description="&lt;line['uom_qty']&gt;">uom_qty</text:text-input></text:span></text:span><text:bookmark-end text:name="__DdeLink__185_206186199611612"/></text:p>
          </table:table-cell>
          <table:table-cell table:style-name="Table1.D8" office:value-type="string">
            <text:p text:style-name="P19"><text:bookmark-start text:name="__DdeLink__185_206186199612212"/><text:bookmark text:name="__DdeLink__185_206186199611712"/><text:text-input text:description="&lt;line['uop_qty']&gt;">uop qty</text:text-input><text:bookmark-end text:name="__DdeLink__185_206186199612212"/></text:p>
          </table:table-cell>
        </table:table-row>
        <table:table-row table:style-name="Table1.13">
          <table:table-cell table:style-name="Table1.A8" office:value-type="string">
            <text:p text:style-name="P12"/>
          </table:table-cell>
          <table:table-cell table:style-name="Table1.A8" office:value-type="string">
            <text:h text:style-name="P18" text:outline-level="2"><text:span text:style-name="Source_20_Text"><text:span text:style-name="T4"><text:text-input text:description="&lt;/if&gt;">end if</text:text-input></text:span></text:span></text:h>
          </table:table-cell>
          <table:table-cell table:style-name="Table1.A8" office:value-type="string">
            <text:p text:style-name="P20"><text:span text:style-name="Source_20_Text"><text:span text:style-name="T8"/></text:span></text:p>
          </table:table-cell>
          <table:table-cell table:style-name="Table1.D8" office:value-type="string">
            <text:p text:style-name="P20"><text:span text:style-name="Source_20_Text"><text:span text:style-name="T8"/></text:span></text:p>
          </table:table-cell>
        </table:table-row>
        <table:table-row table:style-name="Table1.14">
          <table:table-cell table:style-name="Table1.A8" office:value-type="string">
            <text:p text:style-name="P12"/>
          </table:table-cell>
          <table:table-cell table:style-name="Table1.A8" office:value-type="string">
            <text:h text:style-name="P16" text:outline-level="2"/>
          </table:table-cell>
          <table:table-cell table:style-name="Table1.A8" office:value-type="string">
            <text:h text:style-name="P18" text:outline-level="2"><text:span text:style-name="Source_20_Text"><text:span text:style-name="T4"><text:text-input text:description="&lt;/if&gt;">end if</text:text-input></text:span></text:span></text:h>
          </table:table-cell>
          <table:table-cell table:style-name="Table1.D8" office:value-type="string">
            <text:p text:style-name="P12"/>
          </table:table-cell>
        </table:table-row>
        <table:table-row table:style-name="Table1.15">
          <table:table-cell table:style-name="Table1.A15" table:number-columns-spanned="2" office:value-type="string">
            <text:p text:style-name="P8"><text:span text:style-name="Source_20_Text"><text:span text:style-name="T3"><text:text-input text:description="&lt;/for&gt;">end for</text:text-input></text:span></text:span></text:p>
          </table:table-cell>
          <table:covered-table-cell/>
          <table:table-cell table:style-name="Table1.C15" office:value-type="string">
            <text:p text:style-name="P8"/>
          </table:table-cell>
          <table:table-cell table:style-name="Table1.D15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paragraph-rsid="000e92c1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officeooo:rsid="000e92c1"/>
    </style:style>
    <style:page-layout style:name="Mpm1">
      <style:page-layout-properties fo:page-width="21.001cm" fo:page-height="29.7cm" style:num-format="1" style:print-orientation="portrait" fo:margin-top="0.76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24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TRUTHRED GAUGES &amp; TOOLS PVT. LTD.</text:p>
        <text:p text:style-name="MP2"><text:span text:style-name="MT1">Stock List As Per Purchase Unit </text:span>For <text:text-input text:description="&lt;o.get_value('sales_type')&gt;">service name</text:text-input> as on <text:text-input text:description="&lt;o.get_value('stock_list_date')&gt;">date</text:text-input></text:p>
        <text:p text:style-name="MP3"/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5-03-03T18:15:19.914772093</dc:date>
    <meta:editing-duration>PT4H6M21S</meta:editing-duration>
    <meta:editing-cycles>115</meta:editing-cycles>
    <meta:generator>LibreOffice/4.2.3.3$Linux_x86 LibreOffice_project/420m0$Build-3</meta:generator>
    <meta:document-statistic meta:table-count="1" meta:image-count="0" meta:object-count="0" meta:page-count="1" meta:paragraph-count="26" meta:word-count="106" meta:character-count="361" meta:non-whitespace-character-count="317"/>
  </office:meta>
</office:document-meta>
</file>